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08e9" officeooo:paragraph-rsid="001308e9"/>
    </style:style>
    <style:style style:name="P2" style:family="paragraph" style:parent-style-name="Standard">
      <style:paragraph-properties fo:text-align="center" style:justify-single-word="false"/>
      <style:text-properties officeooo:rsid="001308e9" officeooo:paragraph-rsid="001308e9"/>
    </style:style>
    <style:style style:name="P3" style:family="paragraph" style:parent-style-name="Standard">
      <style:text-properties officeooo:rsid="0013bc79" officeooo:paragraph-rsid="0013bc79"/>
    </style:style>
    <style:style style:name="P4" style:family="paragraph" style:parent-style-name="Standard">
      <style:text-properties officeooo:rsid="0013bc79" officeooo:paragraph-rsid="0013ed28"/>
    </style:style>
    <style:style style:name="P5" style:family="paragraph" style:parent-style-name="Standard">
      <style:text-properties officeooo:rsid="001448e8" officeooo:paragraph-rsid="001448e8"/>
    </style:style>
    <style:style style:name="P6" style:family="paragraph" style:parent-style-name="Standard">
      <style:paragraph-properties fo:text-align="center" style:justify-single-word="false"/>
    </style:style>
    <style:style style:name="P7" style:family="paragraph" style:parent-style-name="Standard">
      <style:text-properties officeooo:rsid="0014611d" officeooo:paragraph-rsid="0014611d"/>
    </style:style>
    <style:style style:name="T1" style:family="text">
      <style:text-properties officeooo:rsid="0013ed28"/>
    </style:style>
    <style:style style:name="T2" style:family="text">
      <style:text-properties officeooo:rsid="0014dc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erfectionnement en Java </text:p>
      <text:p text:style-name="P6"/>
      <text:p text:style-name="P6">Contrôle Continu 1 / Projet 1</text:p>
      <text:p text:style-name="P6"/>
      <text:p text:style-name="P2">Louis Hermier</text:p>
      <text:p text:style-name="P2">Arno Chaidron</text:p>
      <text:p text:style-name="P1"/>
      <text:p text:style-name="P3">Dieses Project hat als Ziel, einen Wetterstation mit einem SmartSensor zu verbinden. Dafür wird den Protokoll „TCP“ benutzt.</text:p>
      <text:p text:style-name="P3"/>
      <text:p text:style-name="P4">Der SmartSensor <text:span text:style-name="T1">bsitzt </text:span><text:s/><text:span text:style-name="T1">ein </text:span>Produkt <text:span text:style-name="T1">ID, ein Vendor ID und einen Standort. Er kann die Temperatur im Bereich von -20 °C und 50 °C messen und den Zeitpunkt der Temperaturmessung bestimmen. <text:s/>Er </text:span>biete<text:span text:style-name="T1">t</text:span> drei Services an : INFO (der Smartsensor teilt die Produkt ID, die Vendor ID und den Standort mit), DATA (der Smartsensor teilt die Temperatur und den Messzeitpunkt periodisch mit. Das Messintervall kann also festgelegt werden) und STOP (der Smartsensor <text:span text:style-name="T1">stoppt </text:span>das periodische Senden der Wetterdaten).</text:p>
      <text:p text:style-name="P4"/>
      <text:p text:style-name="P4"><text:span text:style-name="T1">Die</text:span> Wetterstation wird über die Konsole <text:span text:style-name="T1">gesteuert und kann an den drei Services des SmartSensors zugreifen. </text:span></text:p>
      <text:p text:style-name="P4"/>
      <text:p text:style-name="P4"/>
      <text:p text:style-name="P5">Um ewtas zu starten muss man die Main Klasse rufen. Um einen Station zu starten muss man einen s in dem Input geben, und Irgendetwas um einen SmartSensor zu starten. Es ist bevorzugt, erst d<text:span text:style-name="T2">en SmartSensor</text:span> zu starten.</text:p>
      <text:p text:style-name="P5"/>
      <text:p text:style-name="P5"/>
      <text:p text:style-name="P7">Die Hauptklassen sind StationLogic (für die Wetterstation) und SensorLogic (für den SmartSensor), was einem User Interface braucht sind mit „GUI“ genannt. <text:span text:style-name="T2">Die andere Klassen dienen als Hilfsklassen. Mehr kann man auf dem UML Diagramm s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56:26.621000000</meta:creation-date>
    <dc:date>2020-11-02T21:52:00.576000000</dc:date>
    <meta:editing-duration>PT8M42S</meta:editing-duration>
    <meta:editing-cycles>1</meta:editing-cycles>
    <meta:document-statistic meta:table-count="0" meta:image-count="0" meta:object-count="0" meta:page-count="1" meta:paragraph-count="9" meta:word-count="198" meta:character-count="1267" meta:non-whitespace-character-count="1074"/>
    <meta:generator>LibreOffice/6.0.6.2$Windows_X86_64 LibreOffice_project/0c292870b25a325b5ed35f6b45599d2ea4458e77</meta:generator>
  </office:meta>
</office:document-meta>
</file>